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93936c"/>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7a7a5a"/>
    </style:style>
    <style:style style:name="gr4" style:family="graphic" style:parent-style-name="standard">
      <style:graphic-properties draw:stroke="none" svg:stroke-width="0.001cm" draw:fill-color="#626248"/>
    </style:style>
    <style:style style:name="gr5" style:family="graphic" style:parent-style-name="standard">
      <style:graphic-properties draw:stroke="none" svg:stroke-width="0.001cm" draw:fill-color="#a5a585"/>
    </style:style>
    <style:style style:name="gr6" style:family="graphic" style:parent-style-name="standard">
      <style:graphic-properties draw:stroke="none" svg:stroke-width="0.001cm" draw:fill-color="#dbdbce"/>
    </style:style>
    <style:style style:name="gr7" style:family="graphic" style:parent-style-name="standard">
      <style:graphic-properties draw:stroke="none" svg:stroke-width="0.001cm" draw:fill-color="#b7b79d"/>
    </style:style>
    <style:style style:name="gr8" style:family="graphic" style:parent-style-name="standard">
      <style:graphic-properties draw:stroke="none" svg:stroke-width="0.001cm" draw:fill-color="#313124"/>
    </style:style>
    <style:style style:name="gr9" style:family="graphic" style:parent-style-name="standard">
      <style:graphic-properties svg:stroke-width="0.001cm" svg:stroke-color="#000000" draw:fill="none" draw:fill-color="#ffffff" fo:padding-top="-0.049cm" fo:padding-bottom="-0.049cm" fo:padding-left="-0.049cm" fo:padding-right="-0.049cm"/>
    </style:style>
    <style:style style:name="gr10" style:family="graphic" style:parent-style-name="standard">
      <style:graphic-properties svg:stroke-width="0.061cm" svg:stroke-color="#dbdbce" draw:fill="none" draw:fill-color="#ffffff" fo:padding-top="-0.019cm" fo:padding-bottom="-0.019cm" fo:padding-left="-0.019cm" fo:padding-right="-0.019cm"/>
    </style:style>
    <style:style style:name="gr11" style:family="graphic" style:parent-style-name="standard">
      <style:graphic-properties draw:stroke="none" svg:stroke-width="0.061cm" draw:fill-color="#dbdbce"/>
    </style:style>
    <style:style style:name="gr12" style:family="graphic" style:parent-style-name="standard">
      <style:graphic-properties draw:stroke="none" svg:stroke-width="0.061cm" draw:fill-color="#b7b79d"/>
    </style:style>
    <style:style style:name="gr13" style:family="graphic" style:parent-style-name="standard">
      <style:graphic-properties draw:stroke="none" svg:stroke-width="0.061cm" draw:fill-color="#93936c"/>
    </style:style>
  </office:automatic-styles>
  <office:body>
    <office:drawing>
      <draw:page draw:name="page1" draw:style-name="dp1" draw:master-page-name="Default">
        <draw:g>
          <draw:glue-point draw:id="4" svg:x="-0.355cm" svg:y="-5cm"/>
          <draw:glue-point draw:id="5" svg:x="1.074cm" svg:y="-5cm"/>
          <draw:glue-point draw:id="6" svg:x="0.359cm" svg:y="-5cm"/>
          <draw:glue-point draw:id="7" svg:x="-0.037cm" svg:y="5cm"/>
          <draw:glue-point draw:id="8" svg:x="0.756cm" svg:y="5cm"/>
          <draw:glue-point draw:id="9" svg:x="0.359cm" svg:y="5cm"/>
          <draw:glue-point draw:id="10" svg:x="-5cm" svg:y="0.758cm"/>
          <draw:glue-point draw:id="11" svg:x="5cm" svg:y="-0.64cm"/>
          <draw:glue-point draw:id="12" svg:x="0.27cm" svg:y="0.015cm"/>
          <draw:polygon draw:style-name="gr1" draw:layer="layout" svg:width="2.264cm" svg:height="0.652cm" svg:x="2.779cm" svg:y="0.43cm" svg:viewBox="0 0 2265 653" draw:points="2265,443 1737,0 0,245 587,653">
            <text:p/>
          </draw:polygon>
          <draw:polygon draw:style-name="gr2" draw:layer="layout" svg:width="2.264cm" svg:height="0.652cm" svg:x="2.779cm" svg:y="0.43cm" svg:viewBox="0 0 2265 653" draw:points="2265,443 1737,0 0,245 587,653">
            <text:p/>
          </draw:polygon>
          <draw:polygon draw:style-name="gr3" draw:layer="layout" svg:width="0.587cm" svg:height="0.453cm" svg:x="2.779cm" svg:y="0.675cm" svg:viewBox="0 0 588 454" draw:points="588,454 0,46 0,0 588,407">
            <text:p/>
          </draw:polygon>
          <draw:polygon draw:style-name="gr2" draw:layer="layout" svg:width="0.587cm" svg:height="0.453cm" svg:x="2.779cm" svg:y="0.675cm" svg:viewBox="0 0 588 454" draw:points="588,454 0,46 0,0 588,407">
            <text:p/>
          </draw:polygon>
          <draw:polygon draw:style-name="gr4" draw:layer="layout" svg:width="1.677cm" svg:height="0.256cm" svg:x="3.366cm" svg:y="0.872cm" svg:viewBox="0 0 1678 257" draw:points="1678,0 1678,35 0,257 0,210">
            <text:p/>
          </draw:polygon>
          <draw:polygon draw:style-name="gr2" draw:layer="layout" svg:width="1.677cm" svg:height="0.256cm" svg:x="3.366cm" svg:y="0.872cm" svg:viewBox="0 0 1678 257" draw:points="1678,0 1678,35 0,257 0,210">
            <text:p/>
          </draw:polygon>
          <draw:polygon draw:style-name="gr5" draw:layer="layout" svg:width="1.091cm" svg:height="0.279cm" svg:x="2.803cm" svg:y="0.698cm" svg:viewBox="0 0 1092 280" draw:points="0,280 915,128 1092,23 880,0 0,128">
            <text:p/>
          </draw:polygon>
          <draw:polygon draw:style-name="gr5" draw:layer="layout" svg:width="1.091cm" svg:height="0.279cm" svg:x="2.803cm" svg:y="0.698cm" svg:viewBox="0 0 1092 280" draw:points="0,280 915,128 1092,23 880,0 0,128">
            <text:p/>
          </draw:polygon>
          <draw:polyline draw:style-name="gr2" draw:layer="layout" svg:width="1.091cm" svg:height="0.279cm" svg:x="2.803cm" svg:y="0.698cm" svg:viewBox="0 0 1092 280" draw:points="0,280 915,128 1092,23 880,0 0,128">
            <text:p/>
          </draw:polyline>
          <draw:polygon draw:style-name="gr6" draw:layer="layout" svg:width="1.009cm" svg:height="0.186cm" svg:x="2.803cm" svg:y="0.721cm" svg:viewBox="0 0 1010 187" draw:points="12,151 0,187 869,34 1010,11 904,0">
            <text:p/>
          </draw:polygon>
          <draw:polygon draw:style-name="gr3" draw:layer="layout" svg:width="0.551cm" svg:height="0.232cm" svg:x="2.428cm" svg:y="1.768cm" svg:viewBox="0 0 552 233" draw:points="552,116 551,110 550,104 548,98 545,93 543,87 539,81 534,75 529,70 523,65 517,60 510,55 502,50 494,45 485,40 476,36 466,32 455,28 444,24 433,20 422,17 409,14 397,12 384,9 371,7 358,5 345,3 331,2 317,1 303,0 289,0 276,0 262,0 247,0 233,1 220,2 206,3 192,5 180,7 167,9 154,12 142,14 129,17 118,20 107,24 96,28 85,32 75,36 66,40 57,45 49,50 41,55 34,60 27,65 22,70 17,75 12,81 8,87 5,93 3,98 1,104 0,110 0,116 0,122 1,128 3,134 5,139 8,145 12,151 17,157 22,162 27,167 34,172 41,177 49,182 57,187 66,192 75,196 85,200 96,204 107,208 118,212 129,215 142,218 154,220 167,223 180,225 192,227 206,229 220,230 233,231 247,232 262,233 276,233 289,233 303,232 317,231 331,230 345,229 358,227 371,225 384,223 397,220 409,218 422,215 433,212 444,208 455,204 466,200 476,196 485,192 494,187 502,182 510,177 517,172 523,167 529,162 534,157 539,151 543,145 545,139 548,134 550,128 551,122">
            <text:p/>
          </draw:polygon>
          <draw:polygon draw:style-name="gr2" draw:layer="layout" svg:width="0.54cm" svg:height="0.233cm" svg:x="2.428cm" svg:y="1.756cm" svg:viewBox="0 0 541 234" draw:points="541,117 540,111 539,105 537,99 535,93 532,88 528,82 523,76 519,70 513,65 506,60 500,55 492,50 484,45 475,40 466,36 457,32 446,28 436,24 424,20 413,17 401,14 389,12 377,9 364,7 351,5 338,3 325,2 311,1 298,0 284,0 270,0 257,0 242,0 229,1 216,2 202,3 189,5 176,7 163,9 151,12 138,14 127,17 116,20 104,24 94,28 84,32 74,36 65,40 56,45 48,50 41,55 34,60 27,65 21,70 17,76 12,82 8,88 5,93 3,99 1,105 0,111 0,117 0,123 1,128 3,135 5,140 8,146 12,152 17,157 21,163 27,168 34,173 41,178 48,183 56,188 65,193 74,197 84,201 94,205 104,209 116,213 127,216 138,218 151,221 163,224 176,227 189,228 202,230 216,232 229,232 242,233 257,234 270,234 284,234 298,233 311,232 325,232 338,230 351,228 364,227 377,224 389,221 401,218 413,216 424,213 436,209 446,205 457,201 466,197 475,193 484,188 492,183 500,178 506,173 513,168 519,163 523,157 528,152 532,146 535,140 537,135 539,128 540,123">
            <text:p/>
          </draw:polygon>
          <draw:polygon draw:style-name="gr7" draw:layer="layout" svg:width="1.032cm" svg:height="1.628cm" svg:x="2.182cm" svg:y="0.128cm" svg:viewBox="0 0 1033 1629" draw:points="0,0 0,1629 1033,1629 1033,0">
            <text:p/>
          </draw:polygon>
          <draw:polygon draw:style-name="gr6" draw:layer="layout" svg:width="1.043cm" svg:height="0.267cm" svg:x="2.182cm" svg:y="0cm" svg:viewBox="0 0 1044 268" draw:points="1044,134 1042,127 1041,120 1037,113 1033,106 1027,100 1020,94 1011,87 1001,80 990,74 978,68 964,62 950,57 934,51 917,46 900,41 881,36 862,32 841,28 819,24 797,20 775,16 751,13 727,10 703,8 678,6 652,4 626,2 601,1 574,0 548,0 521,0 495,0 469,0 442,1 416,2 391,4 365,6 340,8 316,10 292,13 268,16 245,20 223,24 202,28 181,32 162,36 143,41 126,46 108,51 93,57 78,62 65,68 53,74 41,80 32,87 23,94 16,100 10,106 5,113 2,120 0,127 0,134 0,140 2,147 5,154 10,161 16,167 23,173 32,180 41,186 53,192 65,199 78,204 93,210 108,216 126,221 143,226 162,231 181,235 202,239 223,243 245,247 268,250 292,254 316,256 340,259 365,261 391,263 416,265 442,266 469,267 495,267 521,268 548,267 574,267 601,266 626,265 652,263 678,261 703,259 727,256 751,254 775,250 797,247 819,243 841,239 862,235 881,231 900,226 917,221 934,216 950,210 964,204 978,199 990,192 1001,186 1011,180 1020,173 1027,167 1033,161 1037,154 1041,147 1042,140">
            <text:p/>
          </draw:polygon>
          <draw:polygon draw:style-name="gr2" draw:layer="layout" svg:width="1.032cm" svg:height="0.256cm" svg:x="2.182cm" svg:y="0cm" svg:viewBox="0 0 1033 257" draw:points="1033,128 1033,121 1030,115 1027,109 1022,102 1016,96 1009,89 1001,83 991,77 979,71 968,65 955,60 940,55 924,49 908,44 891,40 872,35 853,31 832,26 812,22 789,19 767,16 744,13 720,10 695,8 670,5 645,4 620,2 594,1 568,0 542,0 516,0 490,0 464,0 438,1 412,2 387,4 362,5 336,8 312,10 288,13 265,16 243,19 220,22 200,26 179,31 161,35 142,40 124,44 108,49 92,55 78,60 65,65 53,71 41,77 31,83 23,89 16,96 10,102 6,109 2,115 0,121 0,128 0,135 2,141 6,147 10,154 16,160 23,166 31,173 41,179 53,185 65,190 78,196 92,201 108,206 124,211 142,216 161,221 179,225 200,230 220,234 243,237 265,240 288,243 312,246 336,248 362,251 387,252 412,254 438,255 464,256 490,257 516,257 542,257 568,256 594,255 620,254 645,252 670,251 695,248 720,246 744,243 767,240 789,237 812,234 832,230 853,225 872,221 891,216 908,211 924,206 940,201 955,196 968,190 979,185 991,179 1001,173 1009,166 1016,160 1022,154 1027,147 1030,141 1033,135">
            <text:p/>
          </draw:polygon>
          <draw:polygon draw:style-name="gr7" draw:layer="layout" svg:width="1.043cm" svg:height="0.14cm" svg:x="2.182cm" svg:y="1.756cm" svg:viewBox="0 0 1044 141" draw:points="521,0 0,0 0,7 2,14 5,21 10,28 16,35 23,42 32,49 41,55 53,62 65,68 78,74 93,80 108,86 126,91 143,97 162,102 181,107 202,111 223,115 245,119 268,122 292,126 316,129 340,132 365,134 391,136 416,137 442,139 469,140 495,140 521,141 548,140 574,140 601,139 626,137 652,136 678,134 703,132 727,129 751,126 775,122 797,119 819,115 841,111 862,107 881,102 900,97 917,91 934,86 950,80 964,74 978,68 990,62 1001,55 1011,49 1020,42 1027,35 1033,28 1037,21 1041,14 1042,7 1044,0">
            <text:p/>
          </draw:polygon>
          <draw:polyline draw:style-name="gr2" draw:layer="layout" svg:width="1.043cm" svg:height="0.14cm" svg:x="2.182cm" svg:y="1.756cm" svg:viewBox="0 0 1044 141" draw:points="0,0 0,7 2,14 6,21 10,28 17,34 23,42 32,49 41,55 53,62 65,68 79,74 93,80 108,86 126,91 143,97 162,102 181,107 202,111 223,116 245,119 268,122 292,126 316,129 340,132 365,134 391,136 416,138 442,139 469,140 495,141 521,141 548,141 574,140 601,139 627,138 652,136 678,134 703,132 727,129 751,126 775,122 798,119 819,116 841,111 862,107 881,102 900,97 917,91 934,86 950,80 965,74 978,68 991,62 1001,55 1011,49 1020,42 1027,34 1033,28 1037,21 1041,14 1042,7 1044,0">
            <text:p/>
          </draw:polyline>
          <draw:polygon draw:style-name="gr8" draw:layer="layout" svg:width="0.786cm" svg:height="0.174cm" svg:x="2.31cm" svg:y="0.035cm" svg:viewBox="0 0 787 175" draw:points="787,87 786,83 784,78 782,73 778,70 773,65 768,61 762,56 754,52 746,49 737,44 727,41 715,37 704,33 691,29 678,27 664,24 650,21 634,17 618,15 601,13 584,10 566,8 548,7 530,5 511,3 492,2 472,1 453,0 433,0 413,0 393,0 373,0 353,0 333,0 314,1 294,2 275,3 256,5 238,7 220,8 202,10 185,13 169,15 152,17 137,21 122,24 108,27 95,29 82,33 70,37 59,41 49,44 40,49 32,52 24,56 18,61 13,65 8,70 4,73 2,78 0,83 0,87 0,91 2,96 4,100 8,105 13,109 18,113 24,118 32,122 40,126 49,129 59,134 70,137 82,141 95,144 108,147 122,150 137,154 152,156 169,159 185,161 202,163 220,166 238,168 256,169 275,171 294,172 314,173 333,174 353,175 373,175 393,175 413,175 433,175 453,174 472,173 492,172 511,171 530,169 548,168 566,166 584,163 601,161 618,159 634,156 650,154 664,150 678,147 691,144 704,141 715,137 727,134 737,129 746,126 754,122 762,118 768,113 773,109 778,105 782,100 784,96 786,91">
            <text:p/>
          </draw:polygon>
          <draw:polygon draw:style-name="gr2" draw:layer="layout" svg:width="0.774cm" svg:height="0.163cm" svg:x="2.31cm" svg:y="0.035cm" svg:viewBox="0 0 775 164" draw:points="775,82 774,77 773,73 770,68 766,65 762,61 757,56 751,53 743,49 735,45 725,42 716,38 705,34 693,31 681,27 668,25 654,22 639,19 624,17 608,14 592,12 575,10 558,8 540,6 521,5 503,3 484,2 465,1 446,0 425,0 406,0 387,0 367,0 348,0 328,0 309,1 290,2 271,3 253,5 234,6 217,8 199,10 183,12 166,14 150,17 134,19 120,22 106,25 94,27 81,31 69,34 59,38 48,42 39,45 32,49 23,53 18,56 12,61 8,65 4,68 2,73 1,77 0,82 1,86 2,90 4,94 8,98 12,102 18,106 23,110 32,114 39,117 48,121 59,125 69,128 81,132 94,135 106,138 120,141 134,143 150,146 166,149 183,151 199,153 217,155 234,156 253,158 271,160 290,161 309,161 328,163 348,163 367,164 387,164 406,164 425,163 446,163 465,161 484,161 503,160 521,158 540,156 558,155 575,153 592,151 608,149 624,146 639,143 654,141 668,138 681,135 693,132 705,128 716,125 725,121 735,117 743,114 751,110 757,106 762,102 766,98 770,94 773,90 774,86">
            <text:p/>
          </draw:polygon>
          <draw:line draw:style-name="gr9" draw:layer="layout" svg:x1="2.182cm" svg:y1="0.128cm" svg:x2="2.182cm" svg:y2="1.745cm">
            <text:p/>
          </draw:line>
          <draw:line draw:style-name="gr9" draw:layer="layout" svg:x1="3.213cm" svg:y1="0.128cm" svg:x2="3.213cm" svg:y2="1.745cm">
            <text:p/>
          </draw:line>
          <draw:polyline draw:style-name="gr10" draw:layer="layout" svg:width="0.458cm" svg:height="0.113cm" svg:x="2.179cm" svg:y="0.188cm" svg:viewBox="0 0 459 114" draw:points="0,0 5,7 13,14 21,21 32,28 43,35 56,41 70,48 85,54 102,60 120,65 138,71 158,77 179,81 202,86 224,90 248,94 273,98 297,101 323,104 350,107 376,109 403,111 431,113 459,114">
            <text:p/>
          </draw:polyline>
          <draw:polyline draw:style-name="gr10" draw:layer="layout" svg:width="0.458cm" svg:height="0.113cm" svg:x="2.179cm" svg:y="1.735cm" svg:viewBox="0 0 459 114" draw:points="0,0 6,7 13,14 22,21 32,28 44,35 56,42 70,48 86,54 102,60 120,66 139,71 159,77 179,82 202,86 225,90 248,94 273,98 298,101 323,104 350,106 376,109 403,111 431,112 459,114">
            <text:p/>
          </draw:polyline>
          <draw:polygon draw:style-name="gr11" draw:layer="layout" svg:width="0.411cm" svg:height="1.594cm" svg:x="2.275cm" svg:y="0.244cm" svg:viewBox="0 0 412 1595" draw:points="0,0 0,1548 82,1559 199,1583 329,1583 412,1595 412,47 294,47 199,35 105,23">
            <text:p/>
          </draw:polygon>
          <draw:polygon draw:style-name="gr12" draw:layer="layout" svg:width="0.212cm" svg:height="0.419cm" svg:x="2.228cm" svg:y="1.012cm" svg:viewBox="0 0 213 420" draw:points="213,0 165,151 118,244 71,326 0,420 23,174 59,116 71,46">
            <text:p/>
          </draw:polygon>
          <draw:polygon draw:style-name="gr13" draw:layer="layout" svg:width="2.264cm" svg:height="0.698cm" svg:x="0cm" svg:y="0.86cm" svg:viewBox="0 0 2265 699" draw:points="2265,443 1736,0 0,291 586,699">
            <text:p/>
          </draw:polygon>
          <draw:polygon draw:style-name="gr2" draw:layer="layout" svg:width="2.264cm" svg:height="0.698cm" svg:x="0cm" svg:y="0.86cm" svg:viewBox="0 0 2265 699" draw:points="2265,443 1736,0 0,291 586,699">
            <text:p/>
          </draw:polygon>
          <draw:polygon draw:style-name="gr3" draw:layer="layout" svg:width="0.586cm" svg:height="0.453cm" svg:x="0cm" svg:y="1.152cm" svg:viewBox="0 0 587 454" draw:points="587,454 0,46 0,0 587,407">
            <text:p/>
          </draw:polygon>
          <draw:polygon draw:style-name="gr2" draw:layer="layout" svg:width="0.586cm" svg:height="0.453cm" svg:x="0cm" svg:y="1.152cm" svg:viewBox="0 0 587 454" draw:points="587,454 0,46 0,0 587,407">
            <text:p/>
          </draw:polygon>
          <draw:polygon draw:style-name="gr4" draw:layer="layout" svg:width="1.677cm" svg:height="0.302cm" svg:x="0.586cm" svg:y="1.303cm" svg:viewBox="0 0 1678 303" draw:points="1678,0 1678,34 0,303 0,256">
            <text:p/>
          </draw:polygon>
          <draw:polygon draw:style-name="gr2" draw:layer="layout" svg:width="1.677cm" svg:height="0.302cm" svg:x="0.586cm" svg:y="1.303cm" svg:viewBox="0 0 1678 303" draw:points="1678,0 1678,34 0,303 0,256">
            <text:p/>
          </draw:polygon>
          <draw:polygon draw:style-name="gr5" draw:layer="layout" svg:width="0.094cm" svg:height="0.162cm" svg:x="2.346cm" svg:y="0.919cm" svg:viewBox="0 0 95 163" draw:points="95,81 95,77 94,73 94,69 93,64 93,60 92,57 91,53 90,49 89,45 89,42 87,38 86,34 84,31 83,28 81,25 80,22 78,19 76,17 74,14 72,12 70,10 68,8 66,6 63,5 61,3 59,2 56,1 54,1 51,0 49,0 47,0 45,0 42,0 40,1 37,1 35,2 32,3 31,5 28,6 26,8 24,10 21,12 20,14 18,17 16,19 14,22 12,25 11,28 10,31 7,34 7,38 6,42 5,45 3,49 2,53 2,57 1,60 1,64 0,69 0,73 0,77 0,81 0,85 0,89 0,93 1,98 1,102 2,105 2,109 3,113 5,117 6,121 7,124 7,127 10,131 11,134 12,137 14,140 16,143 18,146 20,148 21,150 24,152 26,154 28,156 31,157 32,159 35,160 37,161 40,162 42,162 45,163 47,163 49,163 51,162 54,162 56,161 59,160 61,159 63,157 66,156 68,154 70,152 72,150 74,148 76,146 78,143 80,140 81,137 83,134 84,131 86,127 87,124 89,121 89,117 90,113 91,109 92,105 93,102 93,98 94,93 94,89 95,85">
            <text:p/>
          </draw:polygon>
          <draw:polygon draw:style-name="gr2" draw:layer="layout" svg:width="0.094cm" svg:height="0.162cm" svg:x="2.334cm" svg:y="0.907cm" svg:viewBox="0 0 95 163" draw:points="95,81 95,77 94,73 94,69 93,65 93,61 92,57 92,53 91,49 89,45 89,41 87,38 86,34 85,31 83,28 82,25 80,22 78,19 76,17 74,14 72,12 70,10 68,8 66,6 63,5 61,3 59,2 56,1 54,0 52,0 49,0 47,0 44,0 42,0 40,0 38,1 35,2 32,3 30,5 28,6 26,8 24,10 22,12 19,14 18,17 16,19 14,22 12,25 11,28 9,31 8,34 7,38 5,41 4,45 4,49 2,53 1,57 0,61 0,65 0,69 0,73 0,77 0,81 0,85 0,90 0,93 0,97 0,101 1,105 2,109 4,113 4,117 5,121 7,124 8,128 9,131 11,135 12,137 14,140 16,143 18,146 19,148 22,150 24,153 26,154 28,156 30,157 32,159 35,160 38,161 40,162 42,162 44,163 47,163 49,163 52,162 54,162 56,161 59,160 61,159 63,157 66,156 68,154 70,153 72,150 74,148 76,146 78,143 80,140 82,137 83,135 85,131 86,128 87,124 89,121 89,117 91,113 92,109 92,105 93,101 93,97 94,93 94,90 95,85">
            <text:p/>
          </draw:polygon>
          <draw:polygon draw:style-name="gr5" draw:layer="layout" svg:width="1.125cm" svg:height="0.278cm" svg:x="1.267cm" svg:y="0.919cm" svg:viewBox="0 0 1126 279" draw:points="1126,0 211,150 0,256 246,279 1126,150">
            <text:p/>
          </draw:polygon>
          <draw:polygon draw:style-name="gr5" draw:layer="layout" svg:width="1.125cm" svg:height="0.278cm" svg:x="1.267cm" svg:y="0.919cm" svg:viewBox="0 0 1126 279" draw:points="1126,0 211,150 0,256 246,279 1126,150">
            <text:p/>
          </draw:polygon>
          <draw:polyline draw:style-name="gr2" draw:layer="layout" svg:width="1.125cm" svg:height="0.278cm" svg:x="1.267cm" svg:y="0.919cm" svg:viewBox="0 0 1126 279" draw:points="1126,0 211,150 0,256 246,279 1126,150">
            <text:p/>
          </draw:polyline>
          <draw:polygon draw:style-name="gr6" draw:layer="layout" svg:width="0.985cm" svg:height="0.198cm" svg:x="1.407cm" svg:y="0.954cm" svg:viewBox="0 0 986 199" draw:points="986,22 974,0 105,140 0,199 117,175">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Satellite</dc:title>
    <meta:creation-date>2011-02-07T16:35:37</meta:creation-date>
    <meta:editing-duration>P0D</meta:editing-duration>
    <meta:editing-cycles>1</meta:editing-cycles>
    <meta:document-statistic meta:object-count="38"/>
    <meta:generator>OpenOffice.org/3.3$Linux OpenOffice.org_project/330m20$Build-9567</meta:generator>
  </office:meta>
</office:document-meta>
</file>